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7pt" style:font-size-asian="7pt" style:font-size-complex="7pt"/>
    </style:style>
    <style:style style:name="P2" style:family="paragraph" style:parent-style-name="Text_20_body">
      <style:paragraph-properties fo:text-align="start" style:justify-single-word="false"/>
      <style:text-properties fo:font-size="7pt" fo:font-style="italic" style:font-size-asian="7pt" style:font-style-asian="italic" style:font-size-complex="7pt" style:font-style-complex="italic"/>
    </style:style>
    <style:style style:name="P3" style:family="paragraph" style:parent-style-name="Text_20_body">
      <style:paragraph-properties fo:text-align="end" style:justify-single-word="false"/>
      <style:text-properties fo:font-size="7pt" fo:font-style="italic" style:font-size-asian="7pt" style:font-style-asian="italic" style:font-size-complex="7pt" style:font-style-complex="italic"/>
    </style:style>
    <style:style style:name="P4" style:family="paragraph" style:parent-style-name="Text_20_body">
      <style:text-properties fo:font-size="6.90000009536743pt" style:font-size-asian="6.90000009536743pt" style:font-size-complex="6.90000009536743pt"/>
    </style:style>
    <style:style style:name="P5" style:family="paragraph" style:parent-style-name="Text_20_body">
      <style:text-properties style:font-name="Arial1"/>
    </style:style>
    <style:style style:name="P6" style:family="paragraph" style:parent-style-name="Text_20_body">
      <style:text-properties style:font-name="Arial1" fo:font-size="6.90000009536743pt" style:font-size-asian="6.90000009536743pt" style:font-size-complex="6.90000009536743pt"/>
    </style:style>
    <style:style style:name="P7" style:family="paragraph" style:parent-style-name="Text_20_body">
      <style:paragraph-properties fo:text-align="end" style:justify-single-word="false"/>
      <style:text-properties style:font-name="Arial1" fo:font-size="6.90000009536743pt" fo:font-style="italic" style:font-size-asian="6.90000009536743pt" style:font-style-asian="italic" style:font-size-complex="6.90000009536743pt" style:font-style-complex="italic"/>
    </style:style>
    <style:style style:name="P8" style:family="paragraph" style:parent-style-name="Heading_20_1">
      <style:paragraph-properties fo:break-before="page"/>
    </style:style>
    <style:style style:name="T1" style:family="text">
      <style:text-properties fo:font-size="7pt" style:font-size-asian="7pt" style:font-size-complex="7pt"/>
    </style:style>
    <style:style style:name="T2" style:family="text">
      <style:text-properties fo:font-size="6.90000009536743pt" style:font-size-asian="6.90000009536743pt" style:font-size-complex="6.90000009536743pt"/>
    </style:style>
    <style:style style:name="T3" style:family="text">
      <style:text-properties style:font-name="Arial1" fo:font-size="6.90000009536743pt" style:font-size-asian="6.90000009536743pt" style:font-size-complex="6.90000009536743pt"/>
    </style:style>
    <style:style style:name="T4"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Heading">Storia</text:span></text:h>
      <text:p text:style-name="P5">Rhythms of Resistance prende in parte ispirazione dalle bande "blocosafros" (ad esempio Olodum o Ilê Aiyê) emerse a metà degli anni '70 in Salvadore, nella regione di Bahia in Brasile. Queste bande sono nate come espressioni di consapevolezza nera, a dispetto di una dittatura militare che vedeva qualsiasi gruppo "culturale" come potenzialmente "comunista" e che quindi reprimeva spietatamente. Le bande Blocos-afros fusero i ritmi tradizionali della samba con reggae, salsa e merengue, creando lo stile di samba ora noto come Samba Reggae. Oggi molte di queste bande continuano a lottare per la libertà, i diritti umani, l'uguaglianza e lottano contro l'ingiustizia sociale e il razzismo. La prima banda di Rhythms of Resistance si è formata nel 2000 a Londra, come reazione alla repressione delle manifestazioni di Reclaim The Streets da parte della polizia. Rhythms of Resistance si è formata come parte dell'azione UK Earth First contro l'FMI / Banca mondiale a Praga nel settembre 2000. Un [blocco] di carnevale rosa e argento, intorno ad una banda di 55 [elementi], si è staccato da un marcia di 67000 persone e ha superato la polizia che stavano difendendo il vertice FMI annuale. Con un "black bloc" internazionale e un grande [contingente] dal movimento italiano "Ya Basta", tre diverse forme di azione diretta hanno [lavorato per] un obiettivo comune e ha portato alla chiusura dell'FMI vertice. Da quel momento in poi, insieme al movimento contro la globalizzazione capitalista, sono spuntati un gruppo dopo l'altro - ora siamo dappertutto in Europa e anche nel resto del mondo.</text:p>
      <text:p text:style-name="P5"/>
      <text:h text:style-name="Heading_20_1" text:outline-level="1"><text:span text:style-name="Heading">La rete</text:span></text:h>
      <text:p text:style-name="P5">La rete Rhythms of Resistance (RoR) comprende più di 60 gruppi di attivistə in tutto il mondo. RoR discende dal blocco rosa e argento della "frivolezza tattica", cioè la sezione "acrobazie stupide e roba soffice" (<text:span text:style-name="T4">silly stunts and fluffy stuff</text:span>) delle campagne anti-globalizzazione degli anni '90 e dei primi anni 2000. L'uso della frivolezza tattica, del carnevale e della creatività sono un segno distintivo delle band nella rete RoR (è anche <text:soft-page-break/>questo il motivo per cui molte delle bande si vestono di rosa quando sono in giro). Tutte le bande suonano gli stessi brani e provano a utilizzare il stessi segnali con le mani. Ciò significa che in occasione di grandi eventi diverse band si possono unire fino a formare una grande ed esuberante <text:span text:style-name="T4">bateria</text:span>. Le bande RoR lavorano su base decentralizzata e democratica. Tutte le decisioni all'interno di un gruppo sono realizzate per consenso. Nessunə è "responsabile" e quellə che sono appena entratə a far parte della banda hanno la stessa voce in capitolo di quellə che sono membri da molti anni. Ogni banda opera in modo indipendente, unendosi a campagne e azioni che loro stesse supportano, ma possono unirsi per supportare dimostrazioni nazionali ecc. In occasione di grandi eventi, dove più bande possono incontrarsi e suonare insieme, i <text:span text:style-name="T4">mestres</text:span> possono provenire da qualsiasi banda presente, scambiandosi i ruoli dentro e fuori dal gruppo e seguendo lo stato d'animo e il ritmo del momento. Sebbene ogni banda nella rete sia un'entità indipendente, tenuta a rispondere solo ai suoi membri, tuttə condividono alcune credenze e valori comuni che definiscono la rete nel suo complesso:</text:p>
      <text:p text:style-name="Text_20_body"/>
      <text:h text:style-name="Heading_20_1" text:outline-level="1"><text:span text:style-name="Heading">Principi</text:span></text:h>
      <text:p text:style-name="P5">Siamo una rete anticapitalista, anti-gerarchica, transnazionale, antisessista e antirazzista che lotta per la giustizia sociale ed ecologica. Siamo attivistə che usano la frivolezza tattica come forma di azione politica per affrontare qualsiasi sistema di dominio. Supportiamo anche direttamente tuttə coloro che stanno lottando contro sfruttamento, discriminazione e oppressione, senza compromettere il nostri principi. Le nostre tattiche includono tamburi e balli ispirati dalla samba e dal carnevale. Respingiamo ogni falsa opposizione tra militanza e forme creative di resistenza. Anche se siamo bande diverse che operano in modo decentralizzato, miriamo per massimizzare la partecipazione al nostro processo collettivo. Siamo una rete aperta a tutte le persone che condividono i nostri principi. Unisciti! Abbiamo tutte le ragioni per cui suonare!</text:p>
      <text:h text:style-name="P8" text:outline-level="1"><text:span text:style-name="Heading">Appropriazione Culturale</text:span></text:h>
      <text:p text:style-name="P6">L'appropriazione culturale è l'adozione di elementi di una cultura minoritaria da parte di membri di una cultura dominante, mentre utilizzano questi elementi al di fuori del loro contesto culturale originario. Queste proprietà culturali possono essere forme di abbigliamento, musica, arte, religione, lingua, proprietà intellettuale o comportamento sociale, le quali possono avere un profondo significato culturale per la cultura originaria, ma potrebbero essere usate per moda da chi è al di fuori di quella cultura. Spesso il significato originale di questi elementi culturali viene perso o distorto, e tali manifestazioni sono spesso viste come irrispettose, o addirittura come una forma di dissacrazione, da parte dei membri della cultura originaria. Gli elementi culturali che possono avere un significato profondo per la cultura originale possono essere ridotti, dalla cultura dominante, ad una moda "esotica" o a dei giocattoli. Quando ciò avviene, l'imitatore è in grado di fare temporaneamente la parte dell'<text:span text:style-name="T4">altro</text:span>, “esotico”, senza vivere nessuna delle discriminazioni quotidiane affrontate da altre culture. L'appropriazione e la "feticizzazione" delle culture, infatti, alienano coloro della quale cultura ci si sta appropriando.</text:p>
      <text:p text:style-name="P7">(Da Wikipedia in inglese) </text:p>
      <text:p text:style-name="P6">Rhythms of Resistance prende la sua forma di azione e alcuni aspetti della sua musica da un movimento di liberazione nero brasiliano, pur non facendone parte. [La nostra selezione di strumenti è la stessa e il nostro modo di farlo maestrating simile a batucadas reali. Crema pasticcera, Samba Reggae e Sheffield Samba Reggae sono versioni semplificate dei ritmi originali Samba Reggae, e Afoxê, Bhangra, Crazy Monkey, Hafla e probabilmente altri sono basati su altri stili di musica dal Sud del mondo. I nomi Voodoo e Xango avere un background religioso. C'è un dibattito in corso nella rete RoR su quanto questo sia appropriazione culturale e quali conseguenze trarne. Molti le band hanno deciso di smetterla di chiamarsi "Samba" o "Batucada", ma piuttosto usa frasi alternative come percussioni o percussioni. Alcune band hanno deciso di interrompere la riproduzione di brani specifici. Tuttavia è importante riconoscere che i nostri metodi e la nostra musica sono ispirati da Samba e Carnival e ne stanno usando molti elementi.]</text:p>
      <text:p text:style-name="P6"/>
      <text:h text:style-name="P8" text:outline-level="1"><text:span text:style-name="Heading">Player RoR</text:span></text:h>
      <text:p text:style-name="Text_20_body"><text:span text:style-name="T3">Il player RoR può essere utilizzato su computer e smartphone per accedere agli spartiti di tutti i brani RoR, ascoltarli, combinarli in modi diversi, modificarli e persino creare brani personali e condividerli con le altre persone. Si può trovare qui: </text:span><text:a xlink:type="simple" xlink:href="https://player.rhythms-of-resistance.org/" text:style-name="Internet_20_link" text:visited-style-name="Visited_20_Internet_20_Link">https://player.rhythms-of-resistance.org/</text:a><text:span text:style-name="T3">. Funziona direttamente sul browser e, dopo essere stato usato per la prima volta, può essere aperto anche senza una connessione a Internet. Il player ha due modalità, che possono essere selezionate nella parte superiore dello schermo. In modalità "Ascolta", puoi ascoltare e leggere una descrizione dettagliata di ogni brano selezionandone uno dall'elenco a sinistra (su dispositivi mobili, cliccare prima sul menù in alto a sinistra). Cliccando sul simbolo della penna, puoi vedere le note di un brano o metterlo in pausa durante la riproduzione. Alcuni brani hanno un video in cui puoi vedere come viene riprodotto e maestrato. Puoi trovare altri video e caricare il tuo su RoR Tube: </text:span><text:a xlink:type="simple" xlink:href="https://tube.rhythms-of-resistance.org/" text:style-name="Internet_20_link" text:visited-style-name="Visited_20_Internet_20_Link">https://tube.rhythms-of-resistance.org/</text:a><text:span text:style-name="T3"> Cliccando sul menù a tendina con il simbolo dell'equalizzatore, puoi rendere specifici strumenti più o meno forti, regolare la velocità di riproduzione e aggiungere un fischio sull'1 o su ogni battuta. In modalità "Componi", puoi modificare brani/pause, comporne di tuoi, e ascoltarli in diverse combinazioni. Sul lato sinistro si trova una panoramica di tutti i brani e le pause e sul lato destro è possibile comporre una "canzone". Una canzone è una sequenza di brani e pause, che puoi usare se vuoi voglio sentire come suonerebbero diverse interruzioni in combinazione. Per creare una nuova melodia, fare clic sul pulsante "Nuova melodia" in basso a sinistra. Per aggiungere un file nuova interruzione su una melodia esistente, espandere la melodia a sinistra e fare clic sul segno più icona sotto tutte le sue interruzioni. Per modificare una melodia o un'interruzione esistente, fare clic sulla penna icona. Il foglio di melodia viene aperto e puoi modificarlo facendo clic sull'individuo colpi, anche mentre sta suonando. Puoi anche usare la tastiera (ad esempio premendo X o Spazio) per una composizione più rapida. Qualsiasi modifica che apporti a melodie esistenti e qualsiasi melodia che tu create vengono salvate nel tuo browser, quindi gli altri non possono vederle ma rimangono attive il tuo computer. Per condividerli con altre persone, fare clic su "Strumenti" → "Condividi" a genera un link che contiene i tuoi brani. Quando si apre un collegamento che qualcuno altrimenti ti ha inviato, usa il pulsante "Cronologia" in alto a destra per tornare ai brani / canzoni che avevi creato pr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Noto Sans Devanagari1" svg:font-family="'Noto Sans Devanaga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size="7pt" style:font-size-asian="10.5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Tahoma" style:font-size-asian="14pt" style:font-name-complex="Noto Sans Devanagari" style:font-size-complex="14pt"/>
    </style:style>
    <style:style style:name="Text_20_body" style:display-name="Text body" style:family="paragraph" style:parent-style-name="Standard" style:class="text" style:master-page-name="">
      <style:paragraph-properties loext:contextual-spacing="false" fo:margin-top="0in" fo:margin-bottom="0.0591in" fo:line-height="120%" fo:text-align="justify" style:justify-single-word="false" fo:hyphenation-ladder-count="no-limit" style:page-number="auto" style:writing-mode="page"/>
      <style:text-properties fo:font-size="7.30000019073486pt" style:font-size-asian="10.5pt" fo:hyphenate="false" fo:hyphenation-remain-char-count="2" fo:hyphenation-push-char-count="2"/>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Heading_20_1" style:display-name="Heading 1" style:family="paragraph" style:parent-style-name="Heading" style:next-style-name="Text_20_body" style:default-outline-level="1" style:class="text" style:master-page-name="">
      <style:paragraph-properties loext:contextual-spacing="false" fo:margin-top="0.0783in" fo:margin-bottom="0in" fo:line-height="150%" style:page-number="auto" fo:padding="0in" fo:border="none" style:shadow="none" style:writing-mode="page">
        <style:tab-stops/>
      </style:paragraph-properties>
      <style:text-properties fo:font-variant="normal" fo:text-transform="none" fo:font-size="10pt" style:text-underline-style="none"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Heading" style:family="text">
      <style:text-properties style:font-size-asian="10.5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1339in" fo:page-height="5.8272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3T23:43:18.822683814</meta:creation-date>
    <dc:date>2021-02-20T01:43:54</dc:date>
    <meta:editing-duration>PT5H59M44S</meta:editing-duration>
    <meta:editing-cycles>21</meta:editing-cycles>
    <meta:generator>OpenOffice/4.1.8$Unix OpenOffice.org_project/418m3$Build-9803</meta:generator>
    <meta:document-statistic meta:table-count="0" meta:image-count="0" meta:object-count="0" meta:page-count="4" meta:paragraph-count="12" meta:word-count="1392" meta:character-count="9048"/>
  </office:meta>
</office:document-meta>
</file>